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1" style:family="text">
      <style:text-properties officeooo:rsid="001b6b40"/>
    </style:style>
    <style:style style:name="T2" style:family="text">
      <style:text-properties officeooo:rsid="001cd2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题目</text:p>
      <text:p text:style-name="Standard">摘要</text:p>
      <text:p text:style-name="Standard">问题背景</text:p>
      <text:p text:style-name="Standard">研究现状</text:p>
      <text:p text:style-name="Standard">极大熵讲解</text:p>
      <text:p text:style-name="Standard">实验数据讲解</text:p>
      <text:p text:style-name="Standard">实验结果</text:p>
      <text:p text:style-name="Standard">与其它方法的比较</text:p>
      <text:p text:style-name="Standard">展望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摘要</text:p>
      <text:p text:style-name="Standard">本文主要研究篮球胜负预测问题。通过极大熵模型对<text:span text:style-name="T2">NBA篮球比赛数据建模，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cher </meta:initial-creator>
    <meta:creation-date>2015-04-10T16:38:33.677951280</meta:creation-date>
    <dc:date>2015-04-10T16:47:28.405238215</dc:date>
    <dc:creator>archer </dc:creator>
    <meta:editing-duration>PT4M54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2" meta:paragraph-count="11" meta:word-count="72" meta:character-count="74" meta:non-whitespace-character-count="74"/>
  </office:meta>
</office:document-meta>
</file>